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152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304cm" svg:y1="25.653cm" svg:x2="13.304cm" svg:y2="28.574cm">
          <text:p/>
        </draw:line>
        <draw:line draw:style-name="gr1" draw:text-style-name="P1" draw:layer="layout" svg:x1="15.971cm" svg:y1="25.653cm" svg:x2="15.971cm" svg:y2="28.574cm">
          <text:p/>
        </draw:line>
        <draw:custom-shape draw:style-name="gr2" draw:text-style-name="P2" xml:id="id1" draw:id="id1" draw:layer="layout" svg:width="2.794cm" svg:height="2.794cm" svg:x="3.779cm" svg:y="3.559cm">
          <text:p text:style-name="P2">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.794cm" svg:height="2.794cm" svg:x="12.796cm" svg:y="3.432cm">
          <text:p text:style-name="P2">REC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2.794cm" svg:height="2.794cm" svg:x="8.393cm" svg:y="7.817cm">
          <text:p text:style-name="P2">RS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draw:line-skew="-1.024cm" svg:x1="5.176cm" svg:y1="3.559cm" svg:x2="14.193cm" svg:y2="3.432cm" draw:start-shape="id1" draw:start-glue-point="4" draw:end-shape="id2" draw:end-glue-point="4" svg:d="m5176 3559c0-2478 9017-2414 9017-127" svg:viewBox="0 0 9018 1851">
          <text:p/>
        </draw:connector>
        <draw:connector draw:style-name="gr3" draw:text-style-name="P2" draw:layer="layout" draw:type="curve" draw:line-skew="0.462cm" svg:x1="6.164cm" svg:y1="3.968cm" svg:x2="6.573cm" svg:y2="4.956cm" draw:start-shape="id1" draw:start-glue-point="11" draw:end-shape="id1" draw:end-glue-point="10" svg:d="m6164 3968c2059 0 1855 988 409 988" svg:viewBox="0 0 1521 989">
          <text:p/>
        </draw:connector>
        <draw:frame draw:style-name="gr4" draw:text-style-name="P3" draw:layer="layout" svg:width="2.585cm" svg:height="0.806cm" svg:x="8.478cm" svg:y="0.829cm">
          <draw:text-box>
            <text:p text:style-name="P3"><text:span text:style-name="T1">ready = 1</text:span></text:p>
          </draw:text-box>
        </draw:frame>
        <draw:frame draw:style-name="gr4" draw:text-style-name="P3" draw:layer="layout" svg:width="2.585cm" svg:height="0.806cm" svg:x="5.938cm" svg:y="3.388cm">
          <draw:text-box>
            <text:p text:style-name="P3"><text:span text:style-name="T1">ready = 0</text:span></text:p>
          </draw:text-box>
        </draw:frame>
        <draw:connector draw:style-name="gr3" draw:text-style-name="P2" draw:layer="layout" draw:type="curve" draw:line-skew="0.652cm" svg:x1="15.181cm" svg:y1="3.841cm" svg:x2="15.59cm" svg:y2="4.829cm" draw:start-shape="id2" draw:start-glue-point="11" draw:end-shape="id2" draw:end-glue-point="10" svg:d="m15181 3841c2344 0 2140 988 409 988" svg:viewBox="0 0 1735 989">
          <text:p/>
        </draw:connector>
        <draw:frame draw:style-name="gr4" draw:text-style-name="P3" draw:layer="layout" svg:width="2.301cm" svg:height="0.806cm" svg:x="15.463cm" svg:y="3.134cm">
          <draw:text-box>
            <text:p text:style-name="P3"><text:span text:style-name="T1">8 cycles</text:span></text:p>
          </draw:text-box>
        </draw:frame>
        <draw:connector draw:style-name="gr3" draw:text-style-name="P2" draw:layer="layout" draw:type="curve" svg:x1="14.193cm" svg:y1="6.226cm" svg:x2="11.187cm" svg:y2="9.214cm" draw:start-shape="id2" draw:start-glue-point="8" draw:end-shape="id3" draw:end-glue-point="10" svg:d="m14193 6226c0 1992-1002 2988-3006 2988" svg:viewBox="0 0 3007 2989">
          <text:p/>
        </draw:connector>
        <draw:connector draw:style-name="gr3" draw:text-style-name="P2" draw:layer="layout" draw:type="curve" svg:x1="8.393cm" svg:y1="9.214cm" svg:x2="5.176cm" svg:y2="6.353cm" draw:start-shape="id3" draw:start-glue-point="6" draw:end-shape="id1" draw:end-glue-point="8" svg:d="m8393 9214c-2145 0-3217-953-3217-2861" svg:viewBox="0 0 3218 286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1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14T13:54:34</meta:creation-date>
    <dc:date>2014-08-26T17:44:00</dc:date>
    <meta:editing-duration>PT11H11M3S</meta:editing-duration>
    <meta:editing-cycles>5</meta:editing-cycles>
    <meta:generator>LibreOffice/3.5$Linux_X86_64 LibreOffice_project/350m1$Build-2</meta:generator>
    <meta:document-statistic meta:object-count="13"/>
  </office:meta>
</office:document-meta>
</file>